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7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8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ASO 1: INFORMACION DEL SISTEMA</text:span></text:p>
      <text:p text:style-name="P1"><text:span text:style-name="T1"><text:tab/>uname</text:span></text:p>
      <text:p text:style-name="P1"><text:span text:style-name="T1">a) por defecto</text:span></text:p>
      <text:p text:style-name="P1"><text:span text:style-name="T1"><text:tab/>uname</text:span></text:p>
      <text:p text:style-name="P1"><text:span text:style-name="T1">b) Visualizar toda la información del SO</text:span></text:p>
      <text:p text:style-name="P1"><text:span text:style-name="T1"><text:tab/>uname -a</text:span></text:p>
      <text:p text:style-name="P1"><text:span text:style-name="T2">root@svralumno:~/enlace# uname -a</text:span></text:p>
      <text:p text:style-name="P1"><text:span text:style-name="T2">Linux svralumno 5.4.0-33-generic #37-Ubuntu SMP Thu May 21 12:53:59 UTC 2020 x86_64 x86_64 x86_64 GNU/Linux</text:span></text:p>
      <text:p text:style-name="P1"><text:span text:style-name="T3">c) Versión del SO y sistema de kernel</text:span></text:p>
      <text:p text:style-name="P1"><text:span text:style-name="T3"><text:tab/>uname -s</text:span></text:p>
      <text:p text:style-name="P1"><text:span text:style-name="T4">root@svralumno:~/enlace# uname -s</text:span></text:p>
      <text:p text:style-name="P1"><text:span text:style-name="T4">Linux</text:span></text:p>
      <text:p text:style-name="P1"><text:span text:style-name="T5">d) Versión del comando</text:span></text:p>
      <text:p text:style-name="P1"><text:span text:style-name="T5"><text:tab/>uname -v</text:span></text:p>
      <text:p text:style-name="P1"><text:span text:style-name="T6">root@svralumno:~/enlaces# uname -v</text:span></text:p>
      <text:p text:style-name="P1"><text:span text:style-name="T6">#37-Ubuntu SMP Thu May 21 12:53:59 UTC 2020</text:span><text:span text:style-name="T7"/></text:p>
      <text:p text:style-name="P1"><text:span text:style-name="T7">e) Versión del kernel</text:span></text:p>
      <text:p text:style-name="P1"><text:span text:style-name="T7"><text:tab/>uname -r</text:span></text:p>
      <text:p text:style-name="P1"><text:span text:style-name="T8">root@svralumno:~/enlace# uname -r</text:span></text:p>
      <text:p text:style-name="P1"><text:span text:style-name="T8">5.4.0-33-generic</text:span></text:p>
      <text:p text:style-name="P1"><text:span text:style-name="T9">f) Versión del kernel y revisión</text:span></text:p>
      <text:p text:style-name="P1"><text:span text:style-name="T9"><text:tab/>uname -r -s</text:span></text:p>
      <text:p text:style-name="P1"><text:span text:style-name="T10">root@svralumno:~/enlace# uname -r -s</text:span></text:p>
      <text:p text:style-name="P1"><text:span text:style-name="T10">Linux 5.4.0-33-generic</text:span></text:p>
      <text:p text:style-name="P1"><text:span text:style-name="T11">g) Información del nodo de red a nivel de conexión</text:span></text:p>
      <text:p text:style-name="P1"><text:span text:style-name="T11"><text:tab/>uname -n</text:span></text:p>
      <text:p text:style-name="P1"><text:span text:style-name="T12">root@svralumno:~/enlace# uname -n</text:span></text:p>
      <text:p text:style-name="P1"><text:span text:style-name="T12">svralumno</text:span></text:p>
      <text:p text:style-name="P1"><text:span text:style-name="T13">i) Tipo de microprocesador de la máquina</text:span></text:p>
      <text:p text:style-name="P1"><text:span text:style-name="T13"><text:tab/>uname -m</text:span></text:p>
      <text:p text:style-name="P1"><text:span text:style-name="T14">root@svralumno:~/enlace# uname -m</text:span></text:p>
      <text:p text:style-name="P1"><text:span text:style-name="T14">x86_64 --&gt; Nos da este resultado porque el anfitrión es de 64 y es un procesador virtualizado.</text:span></text:p>
      <text:p text:style-name="P1"><text:span text:style-name="T15">j) Información de la familia dentro del microprocesador</text:span></text:p>
      <text:p text:style-name="P1"><text:span text:style-name="T15"><text:tab/>uname -p</text:span></text:p>
      <text:p text:style-name="P1"><text:span text:style-name="T16">root@svralumno:~/enlace# uname -p</text:span></text:p>
      <text:p text:style-name="P1"><text:span text:style-name="T16">x86_64</text:span></text:p>
      <text:p text:style-name="P1"><text:span text:style-name="T17"><text:tab/>uname -p</text:span></text:p>
      <text:p text:style-name="P1"><text:span text:style-name="T17"><text:tab/>uname -m</text:span></text:p>
      <text:p text:style-name="P1"><text:span text:style-name="T17"><text:tab/>uname -a</text:span></text:p>
      <text:p text:style-name="P1"><text:span text:style-name="T17"><text:tab/>uname -s</text:span></text:p>
      <text:p text:style-name="P1"><text:span text:style-name="T17"><text:tab/>uname -r</text:span></text:p>
      <text:p text:style-name="P1"><text:span text:style-name="T17"><text:tab/>uname -r -s</text:span></text:p>
      <text:p text:style-name="P1"><text:span text:style-name="T17"><text:tab/>uname -n</text:span></text:p>
      <text:p text:style-name="P1"><text:span text:style-name="T17">PASO 2: ESTABLECER LA CONEXIÓN DE UN USUARIO</text:span></text:p>
      <text:p text:style-name="P1"><text:span text:style-name="T17"><text:tab/>login</text:span></text:p>
      <text:p text:style-name="P1"><text:span text:style-name="T17"><text:tab/>su</text:span></text:p>
      <text:p text:style-name="P1"><text:span text:style-name="T17">a) Login se usa en una consola</text:span></text:p>
      <text:p text:style-name="P1"><text:span text:style-name="T17"><text:tab/>login</text:span></text:p>
      <text:p text:style-name="P1"><text:span text:style-name="T17"><text:tab/>nombre usuario y passwd</text:span></text:p>
      <text:p text:style-name="P1"><text:span text:style-name="T17"><text:tab/>Nos pedirá<text:s/></text:span><text:span text:style-name="T18">nombre de<text:s text:c="2"/>usuario y contraseña</text:span></text:p>
      <text:p text:style-name="P1"><text:span text:style-name="T19">b) Conexión conservando el entorno</text:span></text:p>
      <text:p text:style-name="P1"><text:span text:style-name="T19"><text:tab/>login -p</text:span></text:p>
      <text:p text:style-name="P1"><text:span text:style-name="T20">root@svralumno:~/enlace# login -p</text:span></text:p>
      <text:p text:style-name="P1"><text:span text:style-name="T20">svralumno login: alumno02</text:span></text:p>
      <text:p text:style-name="P1"><text:span text:style-name="T20">Password:</text:span></text:p>
      <text:p text:style-name="P1"><text:span text:style-name="T20">Welcome to Ubuntu 20.04 LTS (GNU/Linux 5.4.0-33-generic x86_64)</text:span></text:p>
      <text:p text:style-name="P1"><text:span text:style-name="T21"/></text:p>
      <text:p text:style-name="P1"><text:span text:style-name="T22"><text:s/>* Documentation:<text:s text:c="2"/></text:span><text:a xlink:href="https://help.ubuntu.com/"><text:span text:style-name="T24">https://help.ubuntu.com</text:span></text:a><text:span text:style-name="T25"/></text:p>
      <text:p text:style-name="P1"><text:span text:style-name="T26"><text:s/>* Management:<text:s text:c="5"/></text:span><text:a xlink:href="https://landscape.canonical.com/"><text:span text:style-name="T28">https://landscape.canonical.com</text:span></text:a><text:span text:style-name="T29"/></text:p>
      <text:p text:style-name="P1"><text:span text:style-name="T30"><text:s/>* Support:<text:s text:c="8"/></text:span><text:a xlink:href="https://ubuntu.com/advantage"><text:span text:style-name="T31">https://ubuntu.com/advantage</text:span></text:a><text:span text:style-name="T32"/></text:p>
      <text:p text:style-name="P1"><text:span text:style-name="T33"/></text:p>
      <text:p text:style-name="P1"><text:span text:style-name="T34"><text:s text:c="2"/>System information as of jue 04 jun 2020 12:00:56 UTC</text:span></text:p>
      <text:p text:style-name="P1"><text:span text:style-name="T35"/></text:p>
      <text:p text:style-name="P1"><text:span text:style-name="T36"><text:s text:c="2"/>System load:<text:s text:c="13"/>0.0</text:span></text:p>
      <text:p text:style-name="P1"><text:span text:style-name="T36"><text:s text:c="2"/>Usage of /:<text:s text:c="14"/>28.6% of 19.56GB</text:span></text:p>
      <text:p text:style-name="P1"><text:span text:style-name="T36"><text:s text:c="2"/>Memory usage:<text:s text:c="12"/>25%</text:span></text:p>
      <text:p text:style-name="P1"><text:span text:style-name="T36"><text:s text:c="2"/>Swap usage:<text:s text:c="14"/>0%</text:span></text:p>
      <text:p text:style-name="P1"><text:span text:style-name="T36"><text:s text:c="2"/>Processes:<text:s text:c="15"/>169</text:span></text:p>
      <text:p text:style-name="P1"><text:span text:style-name="T36"><text:s text:c="2"/>Users logged in:<text:s text:c="9"/>1</text:span></text:p>
      <text:p text:style-name="P1"><text:span text:style-name="T36"><text:s text:c="2"/>IPv4 address for enp0s3: 192.168.1.101</text:span></text:p>
      <text:p text:style-name="P1"><text:span text:style-name="T36"><text:s text:c="2"/>IPv6 address for enp0s3: fdc8:1451:cc9a:ba00:a00:27ff:fe20:5a77</text:span></text:p>
      <text:p text:style-name="P1"><text:span text:style-name="T37"/></text:p>
      <text:p text:style-name="P1"><text:span text:style-name="T37"/></text:p>
      <text:p text:style-name="P1"><text:span text:style-name="T38">14 updates can be installed immediately.</text:span></text:p>
      <text:p text:style-name="P1"><text:span text:style-name="T38">0 of these updates are security updates.</text:span></text:p>
      <text:p text:style-name="P1"><text:span text:style-name="T38">To see these additional updates run: apt list --upgradable</text:span></text:p>
      <text:p text:style-name="P1"><text:span text:style-name="T39"/></text:p>
      <text:p text:style-name="P1"><text:span text:style-name="T39"/></text:p>
      <text:p text:style-name="P1"><text:span text:style-name="T39"/></text:p>
      <text:p text:style-name="P1"><text:span text:style-name="T40">The programs included with the Ubuntu system are free software;</text:span></text:p>
      <text:p text:style-name="P1"><text:span text:style-name="T40">the exact distribution terms for each program are described in the</text:span></text:p>
      <text:p text:style-name="P1"><text:span text:style-name="T40">individual files in /usr/share/doc/*/copyright.</text:span></text:p>
      <text:p text:style-name="P1"><text:span text:style-name="T41"/></text:p>
      <text:p text:style-name="P1"><text:span text:style-name="T42">Ubuntu comes with ABSOLUTELY NO WARRANTY, to the extent permitted by</text:span></text:p>
      <text:p text:style-name="P1"><text:span text:style-name="T42">applicable law.</text:span></text:p>
      <text:p text:style-name="P1"><text:span text:style-name="T43"/></text:p>
      <text:p text:style-name="P1"><text:span text:style-name="T44">$</text:span></text:p>
      <text:p text:style-name="P1"><text:span text:style-name="T45"/></text:p>
      <text:p text:style-name="P1"><text:span text:style-name="T46">Conexión con un equipo de la red</text:span></text:p>
      <text:p text:style-name="P1"><text:span text:style-name="T46"><text:tab/>login -h</text:span></text:p>
      <text:p text:style-name="P1"><text:span text:style-name="T47"/></text:p>
      <text:p text:style-name="P1"><text:span text:style-name="T48">Visualziar la configuración de la secuencia de arranque ssh</text:span></text:p>
      <text:p text:style-name="P1"><text:span text:style-name="T48"><text:tab/>ls -l /etc/ssh</text:span></text:p>
      <text:p text:style-name="P1"><text:span text:style-name="T48"><text:tab/><text:tab/><text:tab/>Por defecto se abre el puerto 22 (</text:span><text:span text:style-name="T49">si lo quiero cambiar debo modificar sshd_config</text:span><text:span text:style-name="T50">).</text:span></text:p>
      <text:p text:style-name="P1"><text:span text:style-name="T51">root@svralumno:~/enlace# ls -l /etc/ssh</text:span></text:p>
      <text:p text:style-name="P1"><text:span text:style-name="T51">total 576</text:span></text:p>
      <text:p text:style-name="P1"><text:span text:style-name="T51">-rw-r--r-- 1 root root 535195 feb 26 10:55 moduli</text:span></text:p>
      <text:p text:style-name="P1"><text:span text:style-name="T51">-rw-r--r-- 1 root root<text:s text:c="3"/>1603 feb 26 10:55<text:s/></text:span><text:span text:style-name="T52">ssh_config</text:span></text:p>
      <text:p text:style-name="P1"><text:span text:style-name="T53">drwxr-xr-x 2 root root<text:s text:c="3"/>4096 feb 26 10:55 ssh_config.d</text:span></text:p>
      <text:p text:style-name="P1"><text:span text:style-name="T53">-rw-r--r-- 1 root root<text:s text:c="3"/>3316 abr 17 08:45<text:s/></text:span><text:span text:style-name="T54">sshd_config</text:span></text:p>
      <text:p text:style-name="P1"><text:span text:style-name="T55">drwxr-xr-x 2 root root<text:s text:c="3"/>4096 feb 26 10:55 sshd_config.d</text:span></text:p>
      <text:p text:style-name="P1"><text:span text:style-name="T56"/></text:p>
      <text:p text:style-name="P1"><text:span text:style-name="T57">PASO 4: Cerrar conexión</text:span></text:p>
      <text:p text:style-name="P1"><text:span text:style-name="T57"><text:tab/>logout</text:span></text:p>
      <text:p text:style-name="P1"><text:span text:style-name="T58">root@svralumno:/etc/ssh# logout</text:span></text:p>
      <text:p text:style-name="P1"><text:span text:style-name="T58">Received SIGHUP or SIGTERM</text:span></text:p>
      <text:p text:style-name="P1"><text:span text:style-name="T58">alumno@svralumno:~$</text:span></text:p>
      <text:p text:style-name="P1"><text:span text:style-name="T59"/></text:p>
      <text:p text:style-name="P1"><text:span text:style-name="T59"/></text:p>
      <text:p text:style-name="P1"><text:span text:style-name="T60">PASO 5: Mostrar los últimos usuarios que se han conectado a mi servidor</text:span></text:p>
      <text:p text:style-name="P1"><text:span text:style-name="T61"><text:tab/>last</text:span></text:p>
      <text:p text:style-name="P1"><text:span text:style-name="T62">root@svralumno:~# last</text:span></text:p>
      <text:p text:style-name="P1"><text:span text:style-name="T62">alumno02 pts/1<text:s text:c="25"/>Thu Jun<text:s text:c="2"/>4 12:00 - 12:01<text:s text:c="2"/>(00:00)</text:span></text:p>
      <text:p text:style-name="P1"><text:span text:style-name="T62">alumno<text:s text:c="3"/>pts/1<text:s text:c="8"/>192.168.1.95<text:s text:c="5"/>Thu Jun<text:s text:c="2"/>4 08:57 - 12:00<text:s text:c="2"/>(03:03)</text:span></text:p>
      <text:p text:style-name="P1"><text:span text:style-name="T62">alumno<text:s text:c="3"/>pts/0<text:s text:c="8"/>192.168.1.95<text:s text:c="5"/>Wed Jun<text:s text:c="2"/>3 18:39 - 10:55<text:s text:c="2"/>(16:16)</text:span></text:p>
      <text:p text:style-name="P1"><text:span text:style-name="T62">reboot<text:s text:c="3"/>system boot<text:s text:c="2"/>5.4.0-33-generic Wed Jun<text:s text:c="2"/>3 18:38<text:s text:c="3"/>still running</text:span></text:p>
      <text:p text:style-name="P1"><text:span text:style-name="T62">alumno<text:s text:c="3"/>pts/1<text:s text:c="8"/>192.168.1.95<text:s text:c="5"/>Wed Jun<text:s text:c="2"/>3 16:45 - 18:37<text:s text:c="2"/>(01:52)</text:span></text:p>
      <text:p text:style-name="P1"><text:span text:style-name="T62">alumno<text:s text:c="3"/>pts/0<text:s text:c="8"/>192.168.1.95<text:s text:c="5"/>Wed Jun<text:s text:c="2"/>3 07:36 - 18:17<text:s text:c="2"/>(10:40)</text:span></text:p>
      <text:p text:style-name="P1"><text:span text:style-name="T62">reboot<text:s text:c="3"/>system boot<text:s text:c="2"/>5.4.0-31-generic Wed Jun<text:s text:c="2"/>3 07:30 - 18:37<text:s text:c="2"/>(11:06)</text:span></text:p>
      <text:p text:style-name="P1"><text:span text:style-name="T62">alumno<text:s text:c="3"/>pts/1<text:s text:c="8"/>192.168.1.95<text:s text:c="5"/>Fri May 29 08:23 - crash (4+23:06)</text:span></text:p>
      <text:p text:style-name="P1"><text:span text:style-name="T62">alumno<text:s text:c="3"/>pts/0<text:s text:c="8"/>192.168.1.95<text:s text:c="5"/>Thu May 28 11:10 - 10:13<text:s text:c="2"/>(23:03)</text:span></text:p>
      <text:p text:style-name="P1"><text:span text:style-name="T62">alumno08 pts/1<text:s text:c="25"/>Wed May 27 08:29 - 14:59<text:s text:c="2"/>(06:29)</text:span></text:p>
      <text:p text:style-name="P1"><text:span text:style-name="T62">alumno<text:s text:c="3"/>pts/2<text:s text:c="8"/>192.168.1.95<text:s text:c="5"/>Wed May 27 08:19 - 23:40<text:s text:c="2"/>(15:21)</text:span></text:p>
      <text:p text:style-name="P1"><text:span text:style-name="T62">alumno08 pts/1<text:s text:c="25"/>Wed May 27 08:16 - 08:23<text:s text:c="2"/>(00:06)</text:span></text:p>
      <text:p text:style-name="P1"><text:span text:style-name="T62">alumno<text:s text:c="3"/>pts/2<text:s text:c="8"/>192.168.1.95<text:s text:c="5"/>Wed May 27 08:03 - 08:13<text:s text:c="2"/>(00:09)</text:span></text:p>
      <text:p text:style-name="P1"><text:span text:style-name="T62">alumno08 pts/1<text:s text:c="25"/>Wed May 27 08:01 - 08:12<text:s text:c="2"/>(00:10)</text:span></text:p>
      <text:p text:style-name="P1"><text:span text:style-name="T62">alumno<text:s text:c="3"/>pts/1<text:s text:c="8"/>192.168.1.95<text:s text:c="5"/>Wed May 27 07:37 - 08:01<text:s text:c="2"/>(00:23)</text:span></text:p>
      <text:p text:style-name="P1"><text:span text:style-name="T62">alumno<text:s text:c="3"/>pts/0<text:s text:c="8"/>192.168.1.95<text:s text:c="5"/>Tue May 26 07:48 - 08:53 (1+01:05)</text:span></text:p>
      <text:p text:style-name="P1"><text:span text:style-name="T62">reboot<text:s text:c="3"/>system boot<text:s text:c="2"/>5.4.0-31-generic Tue May 26 07:35 - 18:37 (8+11:02)</text:span></text:p>
      <text:p text:style-name="P1"><text:span text:style-name="T62">alumno<text:s text:c="3"/>pts/0<text:s text:c="8"/>192.168.1.95<text:s text:c="5"/>Sat May 23 20:06 - crash (2+11:29)</text:span></text:p>
      <text:p text:style-name="P1"><text:span text:style-name="T62">reboot<text:s text:c="3"/>system boot<text:s text:c="2"/>5.4.0-31-generic Sat May 23 20:03 - 18:37 (10+22:33)</text:span></text:p>
      <text:p text:style-name="P1"><text:span text:style-name="T62">alumno01 pts/0<text:s text:c="25"/>Fri May 22 08:26 - 08:28<text:s text:c="2"/>(00:01)</text:span></text:p>
      <text:p text:style-name="P1"><text:span text:style-name="T62">alumno<text:s text:c="3"/>pts/0<text:s text:c="8"/>192.168.1.95<text:s text:c="5"/>Fri May 22 07:46 - 08:26<text:s text:c="2"/>(00:40)</text:span></text:p>
      <text:p text:style-name="P1"><text:span text:style-name="T62">reboot<text:s text:c="3"/>system boot<text:s text:c="2"/>5.4.0-31-generic Fri May 22 07:41 - 18:37 (12+10:56)</text:span></text:p>
      <text:p text:style-name="P1"><text:span text:style-name="T62">user1<text:s text:c="4"/>pts/0<text:s text:c="25"/>Thu May 21 12:35 - 12:36<text:s text:c="2"/>(00:00)</text:span></text:p>
      <text:p text:style-name="P1"><text:span text:style-name="T62">user1<text:s text:c="4"/>pts/0<text:s text:c="25"/>Thu May 21 12:32 - 12:35<text:s text:c="2"/>(00:03)</text:span></text:p>
      <text:p text:style-name="P1"><text:span text:style-name="T62">alumno<text:s text:c="3"/>pts/0<text:s text:c="8"/>192.168.1.95<text:s text:c="5"/>Thu May 21 11:14 - 12:32<text:s text:c="2"/>(01:17)</text:span></text:p>
      <text:p text:style-name="P1"><text:span text:style-name="T62">reboot<text:s text:c="3"/>system boot<text:s text:c="2"/>5.4.0-29-generic Thu May 21 11:13 - 18:37 (13+07:24)</text:span></text:p>
      <text:p text:style-name="P1"><text:span text:style-name="T62">alumno<text:s text:c="3"/>pts/0<text:s text:c="8"/>192.168.1.95<text:s text:c="5"/>Wed May 20 07:44 - crash (1+03:28)</text:span></text:p>
      <text:p text:style-name="P1"><text:span text:style-name="T62">reboot<text:s text:c="3"/>system boot<text:s text:c="2"/>5.4.0-29-generic Wed May 20 07:42 - 18:37 (14+10:55)</text:span></text:p>
      <text:p text:style-name="P1"><text:span text:style-name="T62">alumnosm pts/0<text:s text:c="8"/>192.168.1.95<text:s text:c="5"/>Tue May 19 09:26 - crash<text:s text:c="2"/>(22:15)</text:span></text:p>
      <text:p text:style-name="P1"><text:span text:style-name="T62">root<text:s text:c="5"/>tty1<text:s text:c="26"/>Tue May 19 09:23 - crash<text:s text:c="2"/>(22:18)</text:span></text:p>
      <text:p text:style-name="P1"><text:span text:style-name="T62">reboot<text:s text:c="3"/>system boot<text:s text:c="2"/>5.4.0-29-generic Tue May 19 09:22 - 18:37 (15+09:14)</text:span></text:p>
      <text:p text:style-name="P1"><text:span text:style-name="T62">alumno<text:s text:c="3"/>pts/0<text:s text:c="8"/>192.168.1.95<text:s text:c="5"/>Tue May 19 07:47 - 08:55<text:s text:c="2"/>(01:07)</text:span></text:p>
      <text:p text:style-name="P1"><text:span text:style-name="T62">reboot<text:s text:c="3"/>system boot<text:s text:c="2"/>5.4.0-29-generic Tue May 19 07:32 - 08:55<text:s text:c="2"/>(01:23)</text:span></text:p>
      <text:p text:style-name="P1"><text:span text:style-name="T62">alumno<text:s text:c="3"/>pts/0<text:s text:c="8"/>192.168.1.95<text:s text:c="5"/>Sun May 17 10:22 - 12:07<text:s text:c="2"/>(01:45)</text:span></text:p>
      <text:p text:style-name="P1"><text:span text:style-name="T62">reboot<text:s text:c="3"/>system boot<text:s text:c="2"/>5.4.0-29-generic Sun May 17 10:17 - 12:07<text:s text:c="2"/>(01:49)</text:span></text:p>
      <text:p text:style-name="P1"><text:span text:style-name="T62">alumno<text:s text:c="3"/>pts/0<text:s text:c="8"/>192.168.1.95<text:s text:c="5"/>Sat May 16 16:12 - crash<text:s text:c="2"/>(18:05)</text:span></text:p>
      <text:p text:style-name="P1"><text:span text:style-name="T62">reboot<text:s text:c="3"/>system boot<text:s text:c="2"/>5.4.0-29-generic Sat May 16 15:22 - 12:07<text:s text:c="2"/>(20:45)</text:span></text:p>
      <text:p text:style-name="P1"><text:span text:style-name="T62">alumno<text:s text:c="3"/>pts/2<text:s text:c="8"/>192.168.1.95<text:s text:c="5"/>Fri May 15 07:39 - 15:20<text:s text:c="2"/>(07:41)</text:span></text:p>
      <text:p text:style-name="P1"><text:span text:style-name="T62">alumno<text:s text:c="3"/>pts/1<text:s text:c="8"/>192.168.1.95<text:s text:c="5"/>Thu May 14 11:56 - 08:57<text:s text:c="2"/>(21:00)</text:span></text:p>
      <text:p text:style-name="P1"><text:span text:style-name="T62">alumno<text:s text:c="3"/>pts/0<text:s text:c="8"/>192.168.1.95<text:s text:c="5"/>Thu May 14 11:11 - 09:10<text:s text:c="2"/>(21:59)</text:span></text:p>
      <text:p text:style-name="P1"><text:span text:style-name="T62">reboot<text:s text:c="3"/>system boot<text:s text:c="2"/>5.4.0-29-generic Thu May 14 11:09 - 15:21 (1+04:11)</text:span></text:p>
      <text:p text:style-name="P1"><text:span text:style-name="T62">alumno<text:s text:c="3"/>pts/0<text:s text:c="8"/>192.168.1.95<text:s text:c="5"/>Wed May 13 07:50 - 16:46<text:s text:c="2"/>(08:56)</text:span></text:p>
      <text:p text:style-name="P1"><text:span text:style-name="T62">reboot<text:s text:c="3"/>system boot<text:s text:c="2"/>5.4.0-29-generic Wed May 13 07:36 - 16:46<text:s text:c="2"/>(09:10)</text:span></text:p>
      <text:p text:style-name="P1"><text:span text:style-name="T62">alumno<text:s text:c="3"/>pts/1<text:s text:c="8"/>192.168.1.95<text:s text:c="5"/>Tue May 12 08:34 - 17:40<text:s text:c="2"/>(09:05)</text:span></text:p>
      <text:p text:style-name="P1"><text:span text:style-name="T62">alumno<text:s text:c="3"/>pts/0<text:s text:c="8"/>192.168.1.95<text:s text:c="5"/>Tue May 12 08:10 - 08:37<text:s text:c="2"/>(00:27)</text:span></text:p>
      <text:p text:style-name="P1"><text:span text:style-name="T62">reboot<text:s text:c="3"/>system boot<text:s text:c="2"/>5.4.0-29-generic Tue May 12 07:38 - 17:40<text:s text:c="2"/>(10:01)</text:span></text:p>
      <text:p text:style-name="P1"><text:span text:style-name="T62">alumno<text:s text:c="3"/>pts/0<text:s text:c="8"/>192.168.1.95<text:s text:c="5"/>Mon May 11 08:35 - 19:40<text:s text:c="2"/>(11:05)</text:span></text:p>
      <text:p text:style-name="P1"><text:span text:style-name="T62">reboot<text:s text:c="3"/>system boot<text:s text:c="2"/>5.4.0-29-generic Mon May 11 08:29 - 19:40<text:s text:c="2"/>(11:11)</text:span></text:p>
      <text:p text:style-name="P1"><text:span text:style-name="T62">alumno<text:s text:c="3"/>pts/0<text:s text:c="8"/>192.168.1.95<text:s text:c="5"/>Fri May<text:s text:c="2"/>8 07:39 - crash (3+00:49)</text:span></text:p>
      <text:p text:style-name="P1"><text:span text:style-name="T62">reboot<text:s text:c="3"/>system boot<text:s text:c="2"/>5.4.0-24-generic Fri May<text:s text:c="2"/>8 07:37 - 19:40 (3+12:03)</text:span></text:p>
      <text:p text:style-name="P1"><text:span text:style-name="T62">alumno<text:s text:c="3"/>pts/2<text:s text:c="8"/>192.168.1.95<text:s text:c="5"/>Thu May<text:s text:c="2"/>7 14:42 - 14:42<text:s text:c="2"/>(00:00)</text:span></text:p>
      <text:p text:style-name="P1"><text:span text:style-name="T62">alumno<text:s text:c="3"/>pts/1<text:s text:c="8"/>192.168.1.95<text:s text:c="5"/>Thu May<text:s text:c="2"/>7 14:42 - 14:43<text:s text:c="2"/>(00:00)</text:span></text:p>
      <text:p text:style-name="P1"><text:span text:style-name="T62">alumno<text:s text:c="3"/>pts/0<text:s text:c="8"/>192.168.1.95<text:s text:c="5"/>Thu May<text:s text:c="2"/>7 11:26 - crash<text:s text:c="2"/>(20:11)</text:span></text:p>
      <text:p text:style-name="P1"><text:span text:style-name="T62">reboot<text:s text:c="3"/>system boot<text:s text:c="2"/>5.4.0-24-generic Thu May<text:s text:c="2"/>7 11:20 - 19:40 (4+08:20)</text:span></text:p>
      <text:p text:style-name="P1"><text:span text:style-name="T62">alumno<text:s text:c="3"/>pts/0<text:s text:c="8"/>192.168.1.95<text:s text:c="5"/>Wed May<text:s text:c="2"/>6 07:38 - crash (1+03:41)</text:span></text:p>
      <text:p text:style-name="P1"><text:span text:style-name="T62">reboot<text:s text:c="3"/>system boot<text:s text:c="2"/>5.4.0-24-generic Wed May<text:s text:c="2"/>6 07:38 - 19:40 (5+12:02)</text:span></text:p>
      <text:p text:style-name="P1"><text:span text:style-name="T62">alumno<text:s text:c="3"/>tty1<text:s text:c="26"/>Tue May<text:s text:c="2"/>5 09:00 - down<text:s text:c="3"/>(00:21)</text:span></text:p>
      <text:p text:style-name="P1"><text:span text:style-name="T62">alumno<text:s text:c="3"/>pts/0<text:s text:c="8"/>192.168.1.95<text:s text:c="5"/>Tue May<text:s text:c="2"/>5 08:50 - 09:21<text:s text:c="2"/>(00:31)</text:span></text:p>
      <text:p text:style-name="P1"><text:span text:style-name="T62">reboot<text:s text:c="3"/>system boot<text:s text:c="2"/>5.4.0-24-generic Tue May<text:s text:c="2"/>5 08:49 - 09:21<text:s text:c="2"/>(00:32)</text:span></text:p>
      <text:p text:style-name="P1"><text:span text:style-name="T62">alumno<text:s text:c="3"/>pts/0<text:s text:c="8"/>192.168.1.95<text:s text:c="5"/>Tue May<text:s text:c="2"/>5 07:55 - 08:46<text:s text:c="2"/>(00:51)</text:span></text:p>
      <text:p text:style-name="P1"><text:span text:style-name="T62">reboot<text:s text:c="3"/>system boot<text:s text:c="2"/>5.4.0-24-generic Tue May<text:s text:c="2"/>5 07:54 - 08:46<text:s text:c="2"/>(00:52)</text:span></text:p>
      <text:p text:style-name="P1"><text:span text:style-name="T62">alumno<text:s text:c="3"/>pts/0<text:s text:c="8"/>192.168.1.95<text:s text:c="5"/>Tue May<text:s text:c="2"/>5 07:31 - crash<text:s text:c="2"/>(00:22)</text:span></text:p>
      <text:p text:style-name="P1"><text:span text:style-name="T62">reboot<text:s text:c="3"/>system boot<text:s text:c="2"/>5.4.0-24-generic Tue May<text:s text:c="2"/>5 07:27 - 08:46<text:s text:c="2"/>(01:19)</text:span></text:p>
      <text:p text:style-name="P1"><text:span text:style-name="T62">alumno<text:s text:c="3"/>pts/0<text:s text:c="8"/>192.168.1.95<text:s text:c="5"/>Sat May<text:s text:c="2"/>2 14:17 - crash (2+17:09)</text:span></text:p>
      <text:p text:style-name="P1"><text:span text:style-name="T62">reboot<text:s text:c="3"/>system boot<text:s text:c="2"/>5.4.0-24-generic Sat May<text:s text:c="2"/>2 14:15 - 08:46 (2+18:31)</text:span></text:p>
      <text:p text:style-name="P1"><text:span text:style-name="T62">alumno<text:s text:c="3"/>pts/0<text:s text:c="8"/>192.168.1.95<text:s text:c="5"/>Sat May<text:s text:c="2"/>2 14:13 - crash<text:s text:c="2"/>(00:02)</text:span></text:p>
      <text:p text:style-name="P1"><text:span text:style-name="T62">reboot<text:s text:c="3"/>system boot<text:s text:c="2"/>5.4.0-24-generic Sat May<text:s text:c="2"/>2 14:12 - 08:46 (2+18:34)</text:span></text:p>
      <text:p text:style-name="P1"><text:span text:style-name="T62">alumno<text:s text:c="3"/>tty1<text:s text:c="26"/>Sat May<text:s text:c="2"/>2 14:06 - crash<text:s text:c="2"/>(00:05)</text:span></text:p>
      <text:p text:style-name="P1"><text:span text:style-name="T62">reboot<text:s text:c="3"/>system boot<text:s text:c="2"/>5.4.0-24-generic Sat May<text:s text:c="2"/>2 14:04 - 08:46 (2+18:42)</text:span></text:p>
      <text:p text:style-name="P1"><text:span text:style-name="T62">alumno<text:s text:c="3"/>pts/0<text:s text:c="8"/>192.168.1.95<text:s text:c="5"/>Sat May<text:s text:c="2"/>2 13:57 - 14:03<text:s text:c="2"/>(00:05)</text:span></text:p>
      <text:p text:style-name="P1"><text:span text:style-name="T62">alumno<text:s text:c="3"/>tty1<text:s text:c="26"/>Sat May<text:s text:c="2"/>2 13:57 - down<text:s text:c="3"/>(00:05)</text:span></text:p>
      <text:p text:style-name="P1"><text:span text:style-name="T62">reboot<text:s text:c="3"/>system boot<text:s text:c="2"/>5.4.0-24-generic Sat May<text:s text:c="2"/>2 13:54 - 14:03<text:s text:c="2"/>(00:09)</text:span></text:p>
      <text:p text:style-name="P1"><text:span text:style-name="T62">alumno<text:s text:c="3"/>pts/0<text:s text:c="8"/>192.168.1.95<text:s text:c="5"/>Sat May<text:s text:c="2"/>2 13:36 - 13:53<text:s text:c="2"/>(00:16)</text:span></text:p>
      <text:p text:style-name="P1"><text:span text:style-name="T62">alumno<text:s text:c="3"/>tty1<text:s text:c="26"/>Sat May<text:s text:c="2"/>2 13:36 - down<text:s text:c="3"/>(00:16)</text:span></text:p>
      <text:p text:style-name="P1"><text:span text:style-name="T62">reboot<text:s text:c="3"/>system boot<text:s text:c="2"/>5.4.0-24-generic Sat May<text:s text:c="2"/>2 13:35 - 13:53<text:s text:c="2"/>(00:17)</text:span></text:p>
      <text:p text:style-name="P1"><text:span text:style-name="T62">alumno<text:s text:c="3"/>tty1<text:s text:c="26"/>Sat May<text:s text:c="2"/>2 11:56 - down<text:s text:c="3"/>(00:09)</text:span></text:p>
      <text:p text:style-name="P1"><text:span text:style-name="T62">reboot<text:s text:c="3"/>system boot<text:s text:c="2"/>5.4.0-24-generic Sat May<text:s text:c="2"/>2 11:55 - 12:06<text:s text:c="2"/>(00:10)</text:span></text:p>
      <text:p text:style-name="P1"><text:span text:style-name="T62">alumno<text:s text:c="3"/>pts/0<text:s text:c="8"/>192.168.1.95<text:s text:c="5"/>Thu Apr 30 11:31 - 12:32<text:s text:c="2"/>(01:00)</text:span></text:p>
      <text:p text:style-name="P1"><text:span text:style-name="T62">alumno<text:s text:c="3"/>tty1<text:s text:c="26"/>Thu Apr 30 11:31 - down<text:s text:c="3"/>(01:00)</text:span></text:p>
      <text:p text:style-name="P1"><text:span text:style-name="T62">reboot<text:s text:c="3"/>system boot<text:s text:c="2"/>5.4.0-24-generic Thu Apr 30 11:30 - 12:32<text:s text:c="2"/>(01:01)</text:span></text:p>
      <text:p text:style-name="P1"><text:span text:style-name="T62">alumno<text:s text:c="3"/>pts/0<text:s text:c="8"/>192.168.1.95<text:s text:c="5"/>Thu Apr 30 11:09 - crash<text:s text:c="2"/>(00:21)</text:span></text:p>
      <text:p text:style-name="P1"><text:span text:style-name="T62">alumno<text:s text:c="3"/>tty1<text:s text:c="26"/>Thu Apr 30 11:09 - crash<text:s text:c="2"/>(00:21)</text:span></text:p>
      <text:p text:style-name="P1"><text:span text:style-name="T62">reboot<text:s text:c="3"/>system boot<text:s text:c="2"/>5.4.0-24-generic Thu Apr 30 11:08 - 12:32<text:s text:c="2"/>(01:24)</text:span></text:p>
      <text:p text:style-name="P1"><text:span text:style-name="T62">alumno<text:s text:c="3"/>pts/0<text:s text:c="8"/>192.168.1.95<text:s text:c="5"/>Wed Apr 29 13:32 - 14:47<text:s text:c="2"/>(01:15)</text:span></text:p>
      <text:p text:style-name="P1"><text:span text:style-name="T62">alumno<text:s text:c="3"/>tty1<text:s text:c="26"/>Wed Apr 29 13:31 - crash<text:s text:c="2"/>(21:37)</text:span></text:p>
      <text:p text:style-name="P1"><text:span text:style-name="T62">reboot<text:s text:c="3"/>system boot<text:s text:c="2"/>5.4.0-24-generic Wed Apr 29 13:28 - 12:32<text:s text:c="2"/>(23:03)</text:span></text:p>
      <text:p text:style-name="P1"><text:span text:style-name="T62">alumno<text:s text:c="3"/>pts/0<text:s text:c="8"/>192.168.1.95<text:s text:c="5"/>Wed Apr 29 13:26 - crash<text:s text:c="2"/>(00:02)</text:span></text:p>
      <text:p text:style-name="P1"><text:span text:style-name="T62">alumno<text:s text:c="3"/>tty1<text:s text:c="26"/>Wed Apr 29 13:25 - crash<text:s text:c="2"/>(00:03)</text:span></text:p>
      <text:p text:style-name="P1"><text:span text:style-name="T62">reboot<text:s text:c="3"/>system boot<text:s text:c="2"/>5.4.0-24-generic Wed Apr 29 13:21 - 12:32<text:s text:c="2"/>(23:11)</text:span></text:p>
      <text:p text:style-name="P1"><text:span text:style-name="T62">alumno<text:s text:c="3"/>pts/0<text:s text:c="8"/>192.168.1.95<text:s text:c="5"/>Wed Apr 29 07:39 - crash<text:s text:c="2"/>(05:41)</text:span></text:p>
      <text:p text:style-name="P1"><text:span text:style-name="T62">alumno<text:s text:c="3"/>tty1<text:s text:c="26"/>Wed Apr 29 07:36 - crash<text:s text:c="2"/>(05:45)</text:span></text:p>
      <text:p text:style-name="P1"><text:span text:style-name="T62">reboot<text:s text:c="3"/>system boot<text:s text:c="2"/>5.4.0-24-generic Wed Apr 29 07:34 - 12:32 (1+04:58)</text:span></text:p>
      <text:p text:style-name="P1"><text:span text:style-name="T62">alumno<text:s text:c="3"/>tty1<text:s text:c="26"/>Tue Apr 28 14:30 - crash<text:s text:c="2"/>(17:03)</text:span></text:p>
      <text:p text:style-name="P1"><text:span text:style-name="T62">reboot<text:s text:c="3"/>system boot<text:s text:c="2"/>5.4.0-24-generic Tue Apr 28 14:29 - 12:32 (1+22:02)</text:span></text:p>
      <text:p text:style-name="P1"><text:span text:style-name="T62">alumno<text:s text:c="3"/>pts/0<text:s text:c="8"/>192.168.1.95<text:s text:c="5"/>Tue Apr 28 07:37 - crash<text:s text:c="2"/>(06:52)</text:span></text:p>
      <text:p text:style-name="P1"><text:span text:style-name="T62">alumno<text:s text:c="3"/>tty1<text:s text:c="26"/>Tue Apr 28 07:35 - crash<text:s text:c="2"/>(06:53)</text:span></text:p>
      <text:p text:style-name="P1"><text:span text:style-name="T62">reboot<text:s text:c="3"/>system boot<text:s text:c="2"/>5.4.0-24-generic Tue Apr 28 07:35 - 12:32 (2+04:57)</text:span></text:p>
      <text:p text:style-name="P1"><text:span text:style-name="T62">alumno<text:s text:c="3"/>pts/0<text:s text:c="8"/>192.168.1.95<text:s text:c="5"/>Tue Apr 21 09:33 - 09:36<text:s text:c="2"/>(00:02)</text:span></text:p>
      <text:p text:style-name="P1"><text:span text:style-name="T62">alumno<text:s text:c="3"/>tty1<text:s text:c="26"/>Tue Apr 21 09:31 - down<text:s text:c="3"/>(00:04)</text:span></text:p>
      <text:p text:style-name="P1"><text:span text:style-name="T62">reboot<text:s text:c="3"/>system boot<text:s text:c="2"/>5.4.0-24-generic Tue Apr 21 09:30 - 09:36<text:s text:c="2"/>(00:05)</text:span></text:p>
      <text:p text:style-name="P1"><text:span text:style-name="T62">alumno<text:s text:c="3"/>pts/0<text:s text:c="8"/>192.168.1.95<text:s text:c="5"/>Tue Apr 21 08:36 - 08:51<text:s text:c="2"/>(00:14)</text:span></text:p>
      <text:p text:style-name="P1"><text:span text:style-name="T62">alumno<text:s text:c="3"/>tty1<text:s text:c="26"/>Tue Apr 21 08:29 - crash<text:s text:c="2"/>(01:00)</text:span></text:p>
      <text:p text:style-name="P1"><text:span text:style-name="T62">reboot<text:s text:c="3"/>system boot<text:s text:c="2"/>5.4.0-24-generic Tue Apr 21 08:28 - 09:36<text:s text:c="2"/>(01:07)</text:span></text:p>
      <text:p text:style-name="P1"><text:span text:style-name="T62">alumno<text:s text:c="3"/>pts/0<text:s text:c="8"/>192.168.1.95<text:s text:c="5"/>Fri Apr 17 08:50 - crash (3+23:38)</text:span></text:p>
      <text:p text:style-name="P1"><text:span text:style-name="T62">alumno<text:s text:c="3"/>tty1<text:s text:c="26"/>Fri Apr 17 08:44 - crash (3+23:43)</text:span></text:p>
      <text:p text:style-name="P1"><text:span text:style-name="T62">reboot<text:s text:c="3"/>system boot<text:s text:c="2"/>5.4.0-24-generic Fri Apr 17 08:43 - 09:36 (4+00:52)</text:span></text:p>
      <text:p text:style-name="P1"><text:span text:style-name="T63"/></text:p>
      <text:p text:style-name="P1"><text:span text:style-name="T63"/></text:p>
      <text:p text:style-name="P1"><text:span text:style-name="T63"/></text:p>
      <text:p text:style-name="P1"><text:span text:style-name="T63"/></text:p>
      <text:p text:style-name="P1"><text:span text:style-name="T64">Los 7 niveles de ejecución (runlevels) estándars</text:span></text:p>
      <text:p text:style-name="P1"><text:span text:style-name="T65">Nivel de ejecución<text:tab/>Nombre o denominación<text:tab/>Descripción</text:span></text:p>
      <text:p text:style-name="P1"><text:span text:style-name="T66">0</text:span><text:span text:style-name="T67"><text:tab/>Alto<text:tab/>Alto o cierre del sistema (Apagado).</text:span></text:p>
      <text:p text:style-name="P1"><text:span text:style-name="T68">1</text:span><text:span text:style-name="T69"><text:tab/>Modo de usuario único (Monousuario)<text:tab/>No configura la interfaz de red o los demonios de inicio, ni permite que ingresen otros usuarios que no sean el usuario root, sin contraseña. Este nivel de ejecución permite reparar problemas, o hacer pruebas en el sistema. --&gt; OCURRE AL ENTRAR EN MANTENIMIENTO O ACTUALIZACIÓN DEL SISTEMA, SE HACE CUANDO NO HAY USUARIOS CONECTADOS</text:span></text:p>
      <text:p text:style-name="P1"><text:span text:style-name="T70">2</text:span><text:span text:style-name="T71"><text:tab/>Multiusuario<text:tab/>Multiusuario sin soporte de red.</text:span></text:p>
      <text:p text:style-name="P1"><text:span text:style-name="T72">3</text:span><text:span text:style-name="T73"><text:tab/></text:span><text:span text:style-name="T74">Multiusuario con soporte de red.<text:tab/>Inicia el sistema normalmente. (SIN ENTORNO GRÁFICO)</text:span></text:p>
      <text:p text:style-name="P1"><text:span text:style-name="T75">4</text:span><text:span text:style-name="T76"><text:tab/>Multiusuario con soporte de red.<text:tab/>No es igual que el 3.</text:span></text:p>
      <text:p text:style-name="P1"><text:span text:style-name="T77">5</text:span><text:span text:style-name="T78"><text:tab/></text:span><text:span text:style-name="T79">Multiusuario gráfico (X11)<text:tab/>Similar al nivel de ejecución 3 + display manager.</text:span></text:p>
      <text:p text:style-name="P1"><text:span text:style-name="T80">6</text:span><text:span text:style-name="T81"><text:tab/>Reinicio<text:tab/>Se reinicia el sistema.</text:span></text:p>
      <text:p text:style-name="P1"><text:span text:style-name="T82"/></text:p>
      <text:p text:style-name="P1"><text:span text:style-name="T82"/></text:p>
      <text:p text:style-name="P1"><text:span text:style-name="T83">a) Nivel de ejecución runlevel</text:span></text:p>
      <text:p text:style-name="P1"><text:span text:style-name="T83"><text:tab/>runlevel</text:span></text:p>
      <text:p text:style-name="P1"><text:span text:style-name="T83"><text:tab/>who -r</text:span></text:p>
      <text:p text:style-name="P1"><text:span text:style-name="T84">root@svralumno:~# runlevel</text:span></text:p>
      <text:p text:style-name="P1"><text:span text:style-name="T84">N 5 --&gt; AUNQUE ESTEMOS EN ENTORNO TEXTO, LA APLICACIÓN SE EJECUTA COMO MULTIUSUARIO GRÁFICO</text:span></text:p>
      <text:p text:style-name="P1"><text:span text:style-name="T84">root@svralumno:~# who -r</text:span></text:p>
      <text:p text:style-name="P1"><text:span text:style-name="T84"><text:s text:c="9"/>run-level 5<text:s text:c="2"/>2020-06-03 18:38</text:span></text:p>
      <text:p text:style-name="P1"><text:span text:style-name="T85"/></text:p>
      <text:p text:style-name="P1"><text:span text:style-name="T86">b) El runlevel lo cambiamos mediante</text:span></text:p>
      <text:p text:style-name="P1"><text:span text:style-name="T86"><text:tab/>init</text:span></text:p>
      <text:p text:style-name="P1"><text:span text:style-name="T87"/></text:p>
      <text:p text:style-name="P1"><text:span text:style-name="T88">c) APAGAR UN EQUIPO</text:span></text:p>
      <text:p text:style-name="P1"><text:span text:style-name="T88"><text:tab/>halt -p </text:span></text:p>
      <text:p text:style-name="P1"><text:span text:style-name="T88"><text:tab/>shutdown -s -t 2 --&gt; EL T MUESTRA UN AVISO DURANTE UN TIEMPO X (SEGUNDOS)</text:span></text:p>
      <text:p text:style-name="P1"><text:span text:style-name="T88"><text:tab/>poweroff</text:span></text:p>
      <text:p text:style-name="P1"><text:span text:style-name="T88"><text:tab/>init 0</text:span></text:p>
      <text:p text:style-name="P1"><text:span text:style-name="T88">TODOS ENFOCAN A INIT 0 (RUNLEVEL 0).</text:span></text:p>
      <text:p text:style-name="P1"><text:span text:style-name="T89"/></text:p>
      <text:p text:style-name="P1"><text:span text:style-name="T90">d) Resetear un sistema</text:span></text:p>
      <text:p text:style-name="P1"><text:span text:style-name="T90"><text:tab/>shutdown -r -t 5 -k Este equipo se apagará en breve. ja ja ja</text:span></text:p>
      <text:p text:style-name="P1"><text:span text:style-name="T90"><text:tab/>reset</text:span></text:p>
      <text:p text:style-name="P1"><text:span text:style-name="T90"><text:tab/>halt -w</text:span></text:p>
      <text:p text:style-name="P1"><text:span text:style-name="T90"><text:tab/>reboot</text:span></text:p>
      <text:p text:style-name="P1"><text:span text:style-name="T90"><text:tab/>init 6</text:span></text:p>
      <text:p text:style-name="P1"><text:span text:style-name="T91"/></text:p>
      <text:p text:style-name="P1"><text:span text:style-name="T92">TODOS INVOCAN A INIT 6</text:span></text:p>
      <text:p text:style-name="P1"><text:span text:style-name="T93"/></text:p>
      <text:p text:style-name="P1"><text:span text:style-name="T94">PASO 7: SINCRONIZAR UNIDADES DE ALMACENAMIENTO Y BUFFERS</text:span></text:p>
      <text:p text:style-name="P1"><text:span text:style-name="T95"><text:tab/>sync</text:span></text:p>
      <text:p text:style-name="P1"><text:span text:style-name="T96"/></text:p>
      <text:p text:style-name="P1"><text:span text:style-name="T97">NOTA: IMPORTANTE PARA LA SINCRONIZACIÓN DE LOS DISCOS RAID.</text:span></text:p>
      <text:p text:style-name="P1"><text:span text:style-name="T97"><text:tab/>COMANDOS SCSI. = RAID</text:span></text:p>
      <text:p text:style-name="P1"><text:span text:style-name="T98">PASO 8: Visualizar información o cambiar información sobre el runlevel.</text:span></text:p>
      <text:p text:style-name="P1"><text:span text:style-name="T99">X:5</text:span></text:p>
      <text:p text:style-name="P1"><text:span text:style-name="T99">X:1</text:span></text:p>
      <text:p text:style-name="P1"><text:span text:style-name="T99">a) Listar los niveles de ejecución y el estado de servicio</text:span></text:p>
      <text:p text:style-name="P1"><text:span text:style-name="T99"><text:tab/>chkconfig --list</text:span></text:p>
      <text:p text:style-name="P1"><text:span text:style-name="T99">apt iinstall chkconfig</text:span></text:p>
      <text:p text:style-name="P1"><text:span text:style-name="T100"/></text:p>
      <text:p text:style-name="P1"><text:span text:style-name="T101">PASO 9: Desde el entorno texto arrancar el entorno gráfico.</text:span></text:p>
      <text:p text:style-name="P1"><text:span text:style-name="T102"><text:tab/>startx</text:span></text:p>
      <text:p text:style-name="P1"><text:span text:style-name="T102">apt install xinit</text:span></text:p>
      <text:p text:style-name="P1"><text:span text:style-name="T103"/></text:p>
      <text:p text:style-name="P1"><text:span text:style-name="T104">NOTA: HE DE UTILIZAR UN PPROTOCOLO DE ESCRITORIO REMOTO DE ENTRONO GRÁFICO</text:span></text:p>
      <text:p text:style-name="P1"><text:span text:style-name="T104"><text:tab/>mstsc</text:span></text:p>
      <text:p text:style-name="P1"><text:span text:style-name="T10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